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SynchronizationUtils.invokeAfterCommit( Collection &lt; TransactionSynchronization &gt; synchroniz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SynchronizationUtils.triggerBeforeCommit( Collection &lt; TransactionSynchronization &gt; synchronizations , boolea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ProxyUnwrapper.unwrapIfNecessary( Object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nsactionSynchronizationUtils.triggerBeforeCompletion( Collection &lt; TransactionSynchronization &gt; synchroniz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SynchronizationUtils.unwrapResourceIfNecessary( Object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nsactionSynchronizationUtils.invokeAfterCompletion( Collection &lt; TransactionSynchronization &gt; synchronizations , int completion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